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svg:stroke-color="#800080" draw:fill="solid" draw:fill-color="#bf819e" draw:textarea-horizontal-align="justify" draw:textarea-vertical-align="middle" draw:auto-grow-height="false" fo:min-height="1.25cm" fo:min-width="5cm"/>
      <style:paragraph-properties style:writing-mode="lr-tb"/>
    </style:style>
    <style:style style:name="gr3" style:family="graphic" style:parent-style-name="standard">
      <style:graphic-properties svg:stroke-color="#ff8000" draw:fill="solid" draw:fill-color="#ffb66c" draw:textarea-horizontal-align="justify" draw:textarea-vertical-align="middle" draw:auto-grow-height="false" fo:min-height="1.25cm" fo:min-width="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4.5cm"/>
      <style:paragraph-properties style:writing-mode="lr-tb"/>
    </style:style>
    <style:style style:name="gr5" style:family="graphic" style:parent-style-name="objectwithoutfill">
      <style:graphic-properties svg:stroke-color="#800080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7" style:family="graphic" style:parent-style-name="objectwithoutfill">
      <style:graphic-properties svg:stroke-color="#800080" draw:marker-end="Linienspitzen_20_1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15cm"/>
      <style:paragraph-properties style:writing-mode="lr-tb"/>
    </style:style>
    <style:style style:name="gr9" style:family="graphic" style:parent-style-name="objectwithoutfill">
      <style:graphic-properties svg:stroke-color="#ff8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objectwithoutfill">
      <style:graphic-properties svg:stroke-color="#ff8000" draw:marker-end="Linienspitzen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svg:stroke-color="#00a933" draw:fill="solid" draw:fill-color="#afd095" draw:textarea-horizontal-align="justify" draw:textarea-vertical-align="middle" draw:auto-grow-height="false" fo:min-height="2cm" fo:min-width="7.5cm"/>
      <style:paragraph-properties style:writing-mode="lr-tb"/>
    </style:style>
    <style:style style:name="gr14" style:family="graphic" style:parent-style-name="objectwithoutfill">
      <style:graphic-properties svg:stroke-color="#00a933" draw:marker-end="Linienspitzen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f819e"/>
      <style:paragraph-properties fo:text-align="center"/>
    </style:style>
    <style:style style:name="P4" style:family="paragraph">
      <loext:graphic-properties draw:fill="solid" draw:fill-color="#ffb66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800080" loext:opacity="100%"/>
    </style:style>
    <style:style style:name="P7" style:family="paragraph">
      <loext:graphic-properties draw:fill="none" draw:fill-color="#ffffff"/>
      <style:text-properties fo:color="#800080" loext:opacity="100%" loext:color-lum-mod="100%" loext:color-lum-off="0%"/>
    </style:style>
    <style:style style:name="P8" style:family="paragraph">
      <style:text-properties fo:color="#ff8000" loext:opacity="100%" fo:font-size="16pt"/>
    </style:style>
    <style:style style:name="P9" style:family="paragraph">
      <loext:graphic-properties draw:fill="none" draw:fill-color="#ffffff"/>
      <style:text-properties fo:color="#ff8000" loext:opacity="100%" loext:color-lum-mod="100%" loext:color-lum-off="0%" fo:font-size="16pt"/>
    </style:style>
    <style:style style:name="P10" style:family="paragraph">
      <style:text-properties fo:color="#ff8000" loext:opacity="100%" fo:font-size="12pt"/>
    </style:style>
    <style:style style:name="P11" style:family="paragraph">
      <loext:graphic-properties draw:fill="none" draw:fill-color="#ffffff"/>
      <style:text-properties fo:color="#ff8000" loext:opacity="100%" loext:color-lum-mod="100%" loext:color-lum-off="0%" fo:font-size="12pt"/>
    </style:style>
    <style:style style:name="P12" style:family="paragraph">
      <loext:graphic-properties draw:fill="solid" draw:fill-color="#afd095"/>
      <style:paragraph-properties fo:text-align="center"/>
    </style:style>
    <style:style style:name="P13" style:family="paragraph">
      <style:text-properties fo:color="#00a933" loext:opacity="100%" fo:font-size="12pt"/>
    </style:style>
    <style:style style:name="P14" style:family="paragraph">
      <loext:graphic-properties draw:fill="none" draw:fill-color="#ffffff"/>
      <style:text-properties fo:color="#00a933" loext:opacity="100%" loext:color-lum-mod="100%" loext:color-lum-off="0%" fo:font-size="12pt"/>
    </style:style>
    <style:style style:name="T1" style:family="text">
      <style:text-properties fo:color="#800080" loext:opacity="100%"/>
    </style:style>
    <style:style style:name="T2" style:family="text">
      <style:text-properties fo:color="#ff8000" loext:opacity="100%" fo:font-size="16pt"/>
    </style:style>
    <style:style style:name="T3" style:family="text">
      <style:text-properties fo:color="#ff8000" loext:opacity="100%" fo:font-size="12pt"/>
    </style:style>
    <style:style style:name="T4" style:family="text">
      <style:text-properties fo:color="#00a933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cm" svg:height="1.5cm" svg:x="3.5cm" svg:y="2.75cm">
          <draw:text-box>
            <text:p text:style-name="P1">Grafikkarte – Aufbau und Funktion</text:p>
          </draw:text-box>
        </draw:frame>
        <draw:custom-shape draw:style-name="gr2" draw:text-style-name="P3" xml:id="id1" draw:id="id1" draw:layer="layout" svg:width="5.5cm" svg:height="1.5cm" svg:x="2.55cm" svg:y="5.25cm">
          <text:p text:style-name="P1">Netzwerk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5cm" svg:x="2.25cm" svg:y="14.95cm">
          <text:p text:style-name="P1">Hauptspeich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5cm" svg:x="2.25cm" svg:y="11.75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cm" svg:height="1.5cm" svg:x="2.55cm" svg:y="24.15cm">
          <text:p text:style-name="P1">Festspeich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.5cm" svg:x="12.75cm" svg:y="11.75cm">
          <text:p text:style-name="P1">Grafikkart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-0.799cm" svg:x1="2.55cm" svg:y1="6cm" svg:x2="2.55cm" svg:y2="24.9cm" draw:start-shape="id1" draw:start-glue-point="3" draw:end-shape="id2" draw:end-glue-point="3" svg:d="M2550 6000c-1950 0-1950 18900 0 18900" svg:viewBox="0 0 1463 18901">
          <text:p text:style-name="P1"/>
        </draw:connector>
        <draw:frame draw:style-name="gr6" draw:text-style-name="P7" draw:layer="layout" svg:width="2.15cm" svg:height="1.45cm" draw:transform="rotate (1.5707963267949) translate (3.8cm 22.4cm)">
          <draw:text-box>
            <text:p text:style-name="P6"><text:span text:style-name="T1">Files</text:span></text:p>
          </draw:text-box>
        </draw:frame>
        <draw:line draw:style-name="gr7" draw:text-style-name="P5" draw:layer="layout" svg:x1="6.75cm" svg:y1="21.75cm" svg:x2="13cm" svg:y2="17.75cm">
          <text:p text:style-name="P1"/>
        </draw:line>
        <draw:frame draw:style-name="gr8" draw:text-style-name="P7" draw:layer="layout" svg:width="5.024cm" svg:height="1.265cm" draw:transform="rotate (0.575958653158129) translate (7.119cm 20.245cm)">
          <draw:text-box>
            <text:p text:style-name="P6"><text:span text:style-name="T1">Video-Decoding</text:span></text:p>
          </draw:text-box>
        </draw:frame>
        <draw:line draw:style-name="gr7" draw:text-style-name="P5" draw:layer="layout" svg:x1="13.9cm" svg:y1="18.051cm" svg:x2="7.65cm" svg:y2="22.051cm">
          <text:p/>
        </draw:line>
        <draw:frame draw:style-name="gr8" draw:text-style-name="P7" draw:layer="layout" svg:width="5.024cm" svg:height="1.265cm" draw:transform="rotate (0.575958653158129) translate (8.82cm 21.445cm)">
          <draw:text-box>
            <text:p text:style-name="P6"><text:span text:style-name="T1">Video-Encoding</text:span></text:p>
          </draw:text-box>
        </draw:frame>
        <draw:connector draw:style-name="gr9" draw:text-style-name="P5" draw:layer="layout" draw:type="line" svg:x1="2.433cm" svg:y1="13.248cm" svg:x2="2.437cm" svg:y2="14.964cm" svg:d="M2433 13248l4 1716" svg:viewBox="0 0 5 1717">
          <text:p/>
        </draw:connector>
        <draw:frame draw:style-name="gr10" draw:text-style-name="P9" draw:layer="layout" svg:width="4.25cm" svg:height="0.878cm" svg:x="3.15cm" svg:y="13.65cm">
          <draw:text-box>
            <text:p text:style-name="P8"><text:span text:style-name="T2">Programme</text:span></text:p>
          </draw:text-box>
        </draw:frame>
        <draw:line draw:style-name="gr11" draw:text-style-name="P5" draw:layer="layout" svg:x1="8.25cm" svg:y1="13.75cm" svg:x2="12cm" svg:y2="13.75cm">
          <text:p/>
        </draw:line>
        <draw:frame draw:style-name="gr12" draw:text-style-name="P11" draw:layer="layout" svg:width="3.5cm" svg:height="1cm" svg:x="8.7cm" svg:y="13cm">
          <draw:text-box>
            <text:p text:style-name="P10"><text:span text:style-name="T3">Rendering</text:span></text:p>
          </draw:text-box>
        </draw:frame>
        <draw:line draw:style-name="gr11" draw:text-style-name="P5" draw:layer="layout" svg:x1="11.9cm" svg:y1="14.35cm" svg:x2="8.15cm" svg:y2="14.35cm">
          <text:p/>
        </draw:line>
        <draw:frame draw:style-name="gr10" draw:text-style-name="P11" draw:layer="layout" svg:width="4.75cm" svg:height="0.75cm" svg:x="8cm" svg:y="14.5cm">
          <draw:text-box>
            <text:p text:style-name="P10"><text:span text:style-name="T3">Image Recognition</text:span></text:p>
          </draw:text-box>
        </draw:frame>
        <draw:custom-shape draw:style-name="gr13" draw:text-style-name="P12" draw:layer="layout" svg:width="8cm" svg:height="2.25cm" svg:x="11.25cm" svg:y="5cm">
          <text:p text:style-name="P1">Kamera / Bildschirm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4.75cm" svg:y1="7.75cm" svg:x2="14.75cm" svg:y2="11.25cm">
          <text:p/>
        </draw:line>
        <draw:line draw:style-name="gr14" draw:text-style-name="P5" draw:layer="layout" svg:x1="15.25cm" svg:y1="11.25cm" svg:x2="15.25cm" svg:y2="7.75cm">
          <text:p/>
        </draw:line>
        <draw:frame draw:style-name="gr12" draw:text-style-name="P14" draw:layer="layout" svg:width="2.55cm" svg:height="1cm" draw:transform="rotate (1.5707963267949) translate (14.05cm 10.65cm)">
          <draw:text-box>
            <text:p text:style-name="P13"><text:span text:style-name="T4">Transport</text:span></text:p>
          </draw:text-box>
        </draw:frame>
        <draw:frame draw:style-name="gr12" draw:text-style-name="P14" draw:layer="layout" svg:width="2.55cm" svg:height="1cm" draw:transform="rotate (-1.5707963267949) translate (16.05cm 8.41cm)">
          <draw:text-box>
            <text:p text:style-name="P13"><text:span text:style-name="T4">Transpo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07:32.515319371</meta:creation-date>
    <dc:date>2023-10-16T13:45:26.054580214</dc:date>
    <meta:editing-duration>PT37M34S</meta:editing-duration>
    <meta:editing-cycles>40</meta:editing-cycles>
    <meta:generator>LibreOffice/7.4.7.2$Linux_X86_64 LibreOffice_project/40$Build-2</meta:generator>
    <meta:document-statistic meta:object-count="23"/>
  </office:meta>
</office:document-meta>
</file>